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c08" officeooo:paragraph-rsid="000dcc08"/>
    </style:style>
    <style:style style:name="P2" style:family="paragraph" style:parent-style-name="Standard">
      <style:paragraph-properties fo:text-align="center" style:justify-single-word="false"/>
      <style:text-properties officeooo:rsid="000dcc08" officeooo:paragraph-rsid="000dcc08"/>
    </style:style>
    <style:style style:name="P3" style:family="paragraph" style:parent-style-name="Standard">
      <style:text-properties fo:font-weight="bold" officeooo:rsid="000dcc08" officeooo:paragraph-rsid="000dcc0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cc08" officeooo:paragraph-rsid="000dcc08" style:font-weight-asian="bold" style:font-weight-complex="bold"/>
    </style:style>
    <style:style style:name="P5" style:family="paragraph" style:parent-style-name="Standard">
      <style:text-properties fo:font-weight="bold" officeooo:rsid="001130c3" officeooo:paragraph-rsid="001130c3" style:font-weight-asian="bold" style:font-weight-complex="bold"/>
    </style:style>
    <style:style style:name="P6" style:family="paragraph" style:parent-style-name="Standard">
      <style:text-properties fo:font-weight="normal" officeooo:rsid="000dcc08" officeooo:paragraph-rsid="000dcc0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0f86cc" officeooo:paragraph-rsid="000f86cc"/>
    </style:style>
    <style:style style:name="P8" style:family="paragraph" style:parent-style-name="Standard">
      <style:paragraph-properties fo:text-align="center" style:justify-single-word="false"/>
      <style:text-properties officeooo:rsid="0010e7b0" officeooo:paragraph-rsid="0010e7b0"/>
    </style:style>
    <style:style style:name="P9" style:family="paragraph" style:parent-style-name="Standard">
      <style:paragraph-properties fo:text-align="center" style:justify-single-word="false"/>
      <style:text-properties officeooo:rsid="001130c3" officeooo:paragraph-rsid="001130c3"/>
    </style:style>
    <style:style style:name="P10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0dcc08" officeooo:paragraph-rsid="000dcc08"/>
    </style:style>
    <style:style style:name="T1" style:family="text">
      <style:text-properties officeooo:rsid="00111ea8"/>
    </style:style>
    <style:style style:name="T2" style:family="text">
      <style:text-properties officeooo:rsid="00113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squisa e Implementação Sistemas Operacionais</text:p>
      <text:p text:style-name="P2">Tema: Monito<text:span text:style-name="T1">r</text:span></text:p>
      <text:p text:style-name="P9">Lista de Exercícios: até 26/04/2019</text:p>
      <text:p text:style-name="P7">Enviar: <text:span text:style-name="T2">até</text:span> 25/04/2019</text:p>
      <text:p text:style-name="P8">Apresentação: <text:span text:style-name="T2">até </text:span>26/04/2019</text:p>
      <text:p text:style-name="P10"/>
      <text:p text:style-name="P1"/>
      <text:p text:style-name="P3"/>
      <text:p text:style-name="P5">O que é?</text:p>
      <text:p text:style-name="P3"/>
      <text:p text:style-name="P3"/>
      <text:p text:style-name="P3">Quem propôs?</text:p>
      <text:p text:style-name="P3"/>
      <text:p text:style-name="P6"/>
      <text:p text:style-name="P3"/>
      <text:p text:style-name="P3">Qual o princípio?</text:p>
      <text:p text:style-name="P3"/>
      <text:p text:style-name="P3"/>
      <text:p text:style-name="P3"/>
      <text:p text:style-name="P3">Como funciona?</text:p>
      <text:p text:style-name="P3"/>
      <text:p text:style-name="P3"/>
      <text:p text:style-name="P3"/>
      <text:p text:style-name="P3">Comparação com os demais métodos</text:p>
      <text:p text:style-name="P3"/>
      <text:p text:style-name="P3"/>
      <text:p text:style-name="P3"/>
      <text:p text:style-name="P3">Implemen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8:53:04.495000000</meta:creation-date>
    <dc:date>2019-04-12T08:59:23.570000000</dc:date>
    <meta:editing-duration>PT6M17S</meta:editing-duration>
    <meta:editing-cycles>6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1" meta:word-count="34" meta:character-count="240" meta:non-whitespace-character-count="217"/>
  </office:meta>
</office:document-meta>
</file>